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eeeeee" draw:textarea-horizontal-align="justify" draw:textarea-vertical-align="middle" draw:auto-grow-height="false" fo:min-height="12.35cm" fo:min-width="18.5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1.65cm" fo:min-width="8.8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svg:stroke-color="#ffffff" draw:fill-color="#00cc00" draw:textarea-horizontal-align="justify" draw:textarea-vertical-align="middle" draw:auto-grow-height="false" fo:min-height="3.65cm" fo:min-width="2.3cm"/>
    </style:style>
    <style:style style:name="gr5" style:family="graphic" style:parent-style-name="standard">
      <style:graphic-properties draw:stroke="none" svg:stroke-color="#000000" draw:fill="none" draw:fill-color="#ffffff" fo:min-height="3.4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00cc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9cm" svg:height="12.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3cm" svg:height="11.9cm" svg:x="5.5cm" svg:y="1.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2cm" svg:height="1.673cm" svg:x="6.9cm" svg:y="1.827cm">
          <draw:text-box>
            <text:p text:style-name="P3"><text:span text:style-name="T1">Название фильма</text:span></text:p>
          </draw:text-box>
        </draw:frame>
        <draw:custom-shape draw:style-name="gr4" draw:text-style-name="P6" draw:layer="layout" svg:width="2.8cm" svg:height="3.9cm" svg:x="6.4cm" svg:y="3cm">
          <text:p text:style-name="P5"><text:span text:style-name="T2">Изображение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7.9cm" svg:height="3.7cm" svg:x="6.4cm" svg:y="7.4cm">
          <draw:text-box>
            <text:p>Атрибут А: значения…</text:p>
            <text:p>Атрибут N: значения…</text:p>
            <text:p>Описание:</text:p>
            <text:p>…………………………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9:09:30.688952547</meta:creation-date>
    <dc:date>2018-11-05T19:12:27.620161657</dc:date>
    <meta:editing-duration>PT2M55S</meta:editing-duration>
    <meta:editing-cycles>5</meta:editing-cycles>
    <meta:generator>LibreOffice/5.1.6.2$Linux_X86_64 LibreOffice_project/10m0$Build-2</meta:generator>
    <meta:document-statistic meta:object-count="5"/>
  </office:meta>
</office:document-meta>
</file>